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3.25966666666667cm"/>
    </style:style>
    <style:style style:name="co2" style:family="table-column">
      <style:table-column-properties fo:break-before="auto" style:column-width="12.2978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Equipment Classification Code</text:p>
          </table:table-cell>
          <table:table-cell office:value-type="string" table:style-name="ce2">
            <text:p>Equipment Classification Name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office:value-type="string" table:style-name="ce4">
            <text:p>GSI</text:p>
          </table:table-cell>
          <table:table-cell office:value-type="string" table:style-name="ce4">
            <text:p>List of Essential General Surgery Instruments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office:value-type="string" table:style-name="ce4">
            <text:p>GYN</text:p>
          </table:table-cell>
          <table:table-cell office:value-type="string" table:style-name="ce4">
            <text:p>Gynecological Equipment &amp; Instrument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office:value-type="string" table:style-name="ce4">
            <text:p>AOT</text:p>
          </table:table-cell>
          <table:table-cell office:value-type="string" table:style-name="ce4">
            <text:p>Anesthetic and Operation Theatre Equipment &amp; Instrument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office:value-type="string" table:style-name="ce4">
            <text:p>OPE</text:p>
          </table:table-cell>
          <table:table-cell office:value-type="string" table:style-name="ce4">
            <text:p>Orthopedic &amp; Physiotherapy Equipment &amp; Instrument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office:value-type="string" table:style-name="ce4">
            <text:p>OEI</text:p>
          </table:table-cell>
          <table:table-cell office:value-type="string" table:style-name="ce4">
            <text:p>Ophthalmology Equipment &amp; Instrument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office:value-type="string" table:style-name="ce4">
            <text:p>DEI</text:p>
          </table:table-cell>
          <table:table-cell office:value-type="string" table:style-name="ce4">
            <text:p>Dental Equipment &amp; Instrument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office:value-type="string" table:style-name="ce4">
            <text:p>CVS</text:p>
          </table:table-cell>
          <table:table-cell office:value-type="string" table:style-name="ce4">
            <text:p>Cardio Vascular Surgery Equipment &amp; Instrument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office:value-type="string" table:style-name="ce4">
            <text:p>LEA</text:p>
          </table:table-cell>
          <table:table-cell office:value-type="string" table:style-name="ce4">
            <text:p>Laboratory Equipment &amp; Instrument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office:value-type="string" table:style-name="ce4">
            <text:p>RXY</text:p>
          </table:table-cell>
          <table:table-cell office:value-type="string" table:style-name="ce4">
            <text:p>Radiology X-Rays and Accessories and film Developer etc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office:value-type="string" table:style-name="ce4">
            <text:p>HFS</text:p>
          </table:table-cell>
          <table:table-cell office:value-type="string" table:style-name="ce4">
            <text:p>Hospital Furniture and other Hospital Supplies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office:value-type="string" table:style-name="ce4">
            <text:p>FWP</text:p>
          </table:table-cell>
          <table:table-cell office:value-type="string" table:style-name="ce4">
            <text:p>Family welfare and planning instruments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office:value-type="string" table:style-name="ce4">
            <text:p>ENT</text:p>
          </table:table-cell>
          <table:table-cell office:value-type="string" table:style-name="ce4">
            <text:p>ENT Equipment &amp; Instrument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office:value-type="string" table:style-name="ce4">
            <text:p>GIS</text:p>
          </table:table-cell>
          <table:table-cell office:value-type="string" table:style-name="ce4">
            <text:p>General Items &amp; Hospital Supplies</text:p>
          </table:table-cell>
          <table:table-cell table:number-columns-repeated="4" table:style-name="ce3"/>
          <table:table-cell table:number-columns-repeated="16378"/>
        </table:table-row>
        <table:table-row table:number-rows-repeated="104856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user</meta:initial-creator>
    <dc:creator>Apoorva Sharma</dc:creator>
    <meta:creation-date>2020-01-08T14:48:04Z</meta:creation-date>
    <dc:date>2020-04-29T12:09:57Z</dc:date>
    <meta:user-defined meta:name="WorkbookGuid">ca6c62c5-187b-4daa-8049-bae69102cd43</meta:user-defined>
    <meta:user-defined meta:name="ConnectionInfosStorage">WorkbookXmlParts</meta:user-defined>
  </office:meta>
</office:document-meta>
</file>